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main{</text:p>
      <text:p text:style-name="Standard"><text:s text:c="4"/>public static void main(String[] args){</text:p>
      <text:p text:style-name="Standard"><text:s text:c="8"/>work myObj = new work();</text:p>
      <text:p text:style-name="Standard"><text:s text:c="8"/>myObj.eat();</text:p>
      <text:p text:style-name="Standard"><text:s text:c="8"/>myObj.sleep();</text:p>
      <text:p text:style-name="Standard"><text:s text:c="4"/>}</text:p>
      <text:p text:style-name="Standard">}</text:p>
      <text:p text:style-name="Standard">abstract class human{</text:p>
      <text:p text:style-name="Standard"><text:s text:c="4"/>abstract void eat();</text:p>
      <text:p text:style-name="Standard"><text:s text:c="4"/>abstract void sleep();</text:p>
      <text:p text:style-name="Standard">}</text:p>
      <text:p text:style-name="Standard">class work extends human{</text:p>
      <text:p text:style-name="Standard"><text:s text:c="4"/>void eat(){</text:p>
      <text:p text:style-name="Standard"><text:s text:c="8"/>System.out.println("eating");</text:p>
      <text:p text:style-name="Standard"><text:s text:c="4"/>}</text:p>
      <text:p text:style-name="Standard"><text:s text:c="4"/>void sleep(){</text:p>
      <text:p text:style-name="Standard"><text:s text:c="8"/>System.out.println("Sleeping"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20:46.999743198</meta:creation-date>
    <dc:date>2024-09-19T11:21:15.240487709</dc:date>
    <meta:editing-duration>PT28S</meta:editing-duration>
    <meta:editing-cycles>1</meta:editing-cycles>
    <meta:document-statistic meta:table-count="0" meta:image-count="0" meta:object-count="0" meta:page-count="1" meta:paragraph-count="19" meta:word-count="39" meta:character-count="350" meta:non-whitespace-character-count="258"/>
    <meta:generator>LibreOffice/6.4.7.2$Linux_X86_64 LibreOffice_project/40$Build-2</meta:generator>
  </office:meta>
</office:document-meta>
</file>